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612-0323</text:span> <text:s text:c="21"/><text:tab/><text:span text:style-name="T1">20/12/2016 <text:s text:c="17"/></text:span></text:p>
      <text:p text:style-name="P11"><text:span text:style-name="T1"><text:tab/></text:span><text:span text:style-name="T2">Eduardo Morales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Web hosting para impactovisual.ca (semestral)<text:line-break/>(De 24/12/2016 a 24/06/2017)<text:tab/><text:tab/><text:tab/><text:tab/><text:tab/><text:tab/><text:tab/><text:tab/>$ 85<text:tab/><text:tab/>$ 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5.00<text:tab/><text:tab/><text:tab/><text:tab/><text:tab/><text:tab/><text:tab/><text:tab/><text:tab/><text:tab/><text:tab/><text:tab/><text:tab/> <text:s text:c="3"/>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7-01-10T17:10:34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